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091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29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2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29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29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29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2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33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5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4" calcext:value-type="date" table:number-columns-spanned="4" table:number-rows-spanned="1">
            <text:p>Wednesday, June 14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4" calcext:value-type="float">
            <text:p>34</text:p>
          </table:table-cell>
          <table:table-cell table:style-name="ce168" table:content-validation-name="val1" table:formula="of:=IF(ISNUMBER([.F11]);[.F11]-TODAY();&quot;&quot;)" office:value-type="float" office:value="428" calcext:value-type="float">
            <text:p>428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390" calcext:value-type="float">
            <text:p>39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4" calcext:value-type="float">
            <text:p>4</text:p>
          </table:table-cell>
          <table:table-cell table:style-name="ce170" table:content-validation-name="val1" table:formula="of:=IF(ISNUMBER([.F14]);[.F14]-TODAY();&quot;&quot;)" office:value-type="float" office:value="397" calcext:value-type="float">
            <text:p>39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390" calcext:value-type="float">
            <text:p>39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4" calcext:value-type="float">
            <text:p>4</text:p>
          </table:table-cell>
          <table:table-cell table:style-name="ce170" table:content-validation-name="val1" table:formula="of:=IF(ISNUMBER([.F17]);[.F17]-TODAY();&quot;&quot;)" office:value-type="float" office:value="397" calcext:value-type="float">
            <text:p>39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24" calcext:value-type="float">
            <text:p>24</text:p>
          </table:table-cell>
          <table:table-cell table:style-name="ce170" table:content-validation-name="val1" table:formula="of:=IF(ISNUMBER([.F19]);[.F19]-TODAY();&quot;&quot;)" office:value-type="float" office:value="414" calcext:value-type="float">
            <text:p>41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10" calcext:value-type="float">
            <text:p>10</text:p>
          </table:table-cell>
          <table:table-cell table:style-name="ce170" table:content-validation-name="val1" table:formula="of:=IF(ISNUMBER([.F20]);[.F20]-TODAY();&quot;&quot;)" office:value-type="float" office:value="427" calcext:value-type="float">
            <text:p>427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" calcext:value-type="float">
            <text:p>2</text:p>
          </table:table-cell>
          <table:table-cell table:style-name="ce170" table:content-validation-name="val1" table:formula="of:=IF(ISNUMBER([.F21]);[.F21]-TODAY();&quot;&quot;)" office:value-type="float" office:value="428" calcext:value-type="float">
            <text:p>428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4" calcext:value-type="float">
            <text:p>24</text:p>
          </table:table-cell>
          <table:table-cell table:style-name="ce170" table:content-validation-name="val1" table:formula="of:=IF(ISNUMBER([.F23]);[.F23]-TODAY();&quot;&quot;)" office:value-type="float" office:value="414" calcext:value-type="float">
            <text:p>41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TODAY();&quot;&quot;)" office:value-type="float" office:value="467" calcext:value-type="float">
            <text:p>46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TODAY();&quot;&quot;)" office:value-type="float" office:value="467" calcext:value-type="float">
            <text:p>467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TODAY();&quot;&quot;)" office:value-type="float" office:value="467" calcext:value-type="float">
            <text:p>467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TODAY();&quot;&quot;)" office:value-type="float" office:value="482" calcext:value-type="float">
            <text:p>48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TODAY();&quot;&quot;)" office:value-type="float" office:value="474" calcext:value-type="float">
            <text:p>474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TODAY();&quot;&quot;)" office:value-type="float" office:value="474" calcext:value-type="float">
            <text:p>474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TODAY();&quot;&quot;)" office:value-type="float" office:value="482" calcext:value-type="float">
            <text:p>482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TODAY();&quot;&quot;)" office:value-type="float" office:value="397" calcext:value-type="float">
            <text:p>397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TODAY();&quot;&quot;)" office:value-type="float" office:value="397" calcext:value-type="float">
            <text:p>397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TODAY();&quot;&quot;)" office:value-type="float" office:value="581" calcext:value-type="float">
            <text:p>581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TODAY();&quot;&quot;)" office:value-type="float" office:value="436" calcext:value-type="float">
            <text:p>436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TODAY();&quot;&quot;)" office:value-type="float" office:value="581" calcext:value-type="float">
            <text:p>581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TODAY();&quot;&quot;)" office:value-type="float" office:value="436" calcext:value-type="float">
            <text:p>436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TODAY();&quot;&quot;)" office:value-type="float" office:value="701" calcext:value-type="float">
            <text:p>701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" calcext:value-type="percentage">
            <text:p>0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68" table:content-validation-name="val1" table:formula="of:=[.H50]-[.I50]" office:value-type="float" office:value="190" calcext:value-type="float">
            <text:p>190</text:p>
          </table:table-cell>
          <table:table-cell table:style-name="ce168" table:content-validation-name="val1" table:formula="of:=IF(ISNUMBER([.F50]);[.F50]-TODAY();&quot;&quot;)" office:value-type="float" office:value="701" calcext:value-type="float">
            <text:p>70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7" calcext:value-type="float">
            <text:p>7</text:p>
          </table:table-cell>
          <table:table-cell table:style-name="ce170" table:content-validation-name="val1" table:formula="of:=IF(ISNUMBER([.F52]);[.F52]-TODAY();&quot;&quot;)" office:value-type="float" office:value="475" calcext:value-type="float">
            <text:p>475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24" calcext:value-type="float">
            <text:p>24</text:p>
          </table:table-cell>
          <table:table-cell table:style-name="ce170" table:content-validation-name="val1" table:formula="of:=IF(ISNUMBER([.F53]);[.F53]-TODAY();&quot;&quot;)" office:value-type="float" office:value="506" calcext:value-type="float">
            <text:p>506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506" calcext:value-type="float">
            <text:p>506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1" calcext:value-type="float">
            <text:p>31</text:p>
          </table:table-cell>
          <table:table-cell table:style-name="ce170" table:content-validation-name="val1" table:formula="of:=IF(ISNUMBER([.F55]);[.F55]-TODAY();&quot;&quot;)" office:value-type="float" office:value="550" calcext:value-type="float">
            <text:p>550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70" table:content-validation-name="val1" table:formula="of:=[.H57]-[.I57]" office:value-type="float" office:value="30" calcext:value-type="float">
            <text:p>30</text:p>
          </table:table-cell>
          <table:table-cell table:style-name="ce170" table:content-validation-name="val1" table:formula="of:=IF(ISNUMBER([.F57]);[.F57]-TODAY();&quot;&quot;)" office:value-type="float" office:value="506" calcext:value-type="float">
            <text:p>506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30" calcext:value-type="float">
            <text:p>30</text:p>
          </table:table-cell>
          <table:table-cell table:style-name="ce170" table:content-validation-name="val1" table:formula="of:=IF(ISNUMBER([.F58]);[.F58]-TODAY();&quot;&quot;)" office:value-type="float" office:value="506" calcext:value-type="float">
            <text:p>506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54" calcext:value-type="float">
            <text:p>54</text:p>
          </table:table-cell>
          <table:table-cell table:style-name="ce170" table:content-validation-name="val1" table:formula="of:=IF(ISNUMBER([.F59]);[.F59]-TODAY();&quot;&quot;)" office:value-type="float" office:value="581" calcext:value-type="float">
            <text:p>581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TODAY();&quot;&quot;)" office:value-type="float" office:value="701" calcext:value-type="float">
            <text:p>701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1]);[.F61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TODAY();&quot;&quot;)" office:value-type="float" office:value="701" calcext:value-type="float">
            <text:p>70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TODAY();&quot;&quot;)" office:value-type="float" office:value="436" calcext:value-type="float">
            <text:p>436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TODAY();&quot;&quot;)" office:value-type="float" office:value="436" calcext:value-type="float">
            <text:p>436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TODAY();&quot;&quot;)" office:value-type="float" office:value="436" calcext:value-type="float">
            <text:p>436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TODAY();&quot;&quot;)" office:value-type="float" office:value="436" calcext:value-type="float">
            <text:p>436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TODAY();&quot;&quot;)" office:value-type="float" office:value="489" calcext:value-type="float">
            <text:p>489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TODAY();&quot;&quot;)" office:value-type="float" office:value="506" calcext:value-type="float">
            <text:p>506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TODAY();&quot;&quot;)" office:value-type="float" office:value="550" calcext:value-type="float">
            <text:p>550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TODAY();&quot;&quot;)" office:value-type="float" office:value="701" calcext:value-type="float">
            <text:p>701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73]);[.F73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TODAY();&quot;&quot;)" office:value-type="float" office:value="701" calcext:value-type="float">
            <text:p>70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TODAY();&quot;&quot;)" office:value-type="float" office:value="467" calcext:value-type="float">
            <text:p>467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TODAY();&quot;&quot;)" office:value-type="float" office:value="467" calcext:value-type="float">
            <text:p>467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TODAY();&quot;&quot;)" office:value-type="float" office:value="550" calcext:value-type="float">
            <text:p>550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TODAY();&quot;&quot;)" office:value-type="float" office:value="701" calcext:value-type="float">
            <text:p>701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TODAY();&quot;&quot;)" office:value-type="float" office:value="701" calcext:value-type="float">
            <text:p>701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TODAY();&quot;&quot;)" office:value-type="float" office:value="718" calcext:value-type="float">
            <text:p>718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TODAY();&quot;&quot;)" office:value-type="float" office:value="732" calcext:value-type="float">
            <text:p>732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TODAY();&quot;&quot;)" office:value-type="float" office:value="718" calcext:value-type="float">
            <text:p>718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92]);[.F9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TODAY();&quot;&quot;)" office:value-type="float" office:value="748" calcext:value-type="float">
            <text:p>748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TODAY();&quot;&quot;)" office:value-type="float" office:value="748" calcext:value-type="float">
            <text:p>748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. J. Hanson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4" calcext:value-type="date" table:number-columns-spanned="4" table:number-rows-spanned="1">
            <text:p>Wednesday, June 14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7-01" calcext:value-type="date">
            <text:p>01-Jul-2025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9]*0.05+[.G25]*0.15+[.G34]*0.15+[.G41]*0.2+[.G49]*0.2+[.G57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166" calcext:value-type="float">
            <text:p>1166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5-07-01" calcext:value-type="date">
            <text:p>01-Jul-2025</text:p>
          </table:table-cell>
          <table:table-cell table:style-name="ce119" table:content-validation-name="val1" table:formula="of:=NETWORKDAYS([.D11];[.F11];Holidays)" office:value-type="float" office:value="39" calcext:value-type="float">
            <text:p>39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39" calcext:value-type="float">
            <text:p>39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9" calcext:value-type="float">
            <text:p>39</text:p>
          </table:table-cell>
          <table:table-cell table:style-name="ce168" table:content-validation-name="val1" table:formula="of:=IF(ISNUMBER([.F11]);[.F11]-TODAY();&quot;&quot;)" office:value-type="float" office:value="801" calcext:value-type="float">
            <text:p>801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phase shift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762" calcext:value-type="float">
            <text:p>762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Tektronix MDO with &gt;1GHz BW, 4-cha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121" table:content-validation-name="val1" table:formula="of:=NETWORKDAYS([.D14];[.F1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4" calcext:value-type="float">
            <text:p>1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4" calcext:value-type="float">
            <text:p>14</text:p>
          </table:table-cell>
          <table:table-cell table:style-name="ce170" table:content-validation-name="val1" table:formula="of:=IF(ISNUMBER([.F14]);[.F14]-TODAY();&quot;&quot;)" office:value-type="float" office:value="779" calcext:value-type="float">
            <text:p>779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Obtain quotes, develop purchase ord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793" calcext:value-type="float">
            <text:p>793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Complete purchase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801" calcext:value-type="float">
            <text:p>801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 table:number-rows-repeated="2">
          <table:table-cell table:style-name="ce24" table:content-validation-name="val1" table:number-columns-repeated="3"/>
          <table:table-cell table:style-name="ce109" table:content-validation-name="val1"/>
          <table:table-cell table:style-name="ce118" table:content-validation-name="val1"/>
          <table:table-cell table:style-name="ce109" table:content-validation-name="val1" table:number-columns-repeated="2"/>
          <table:table-cell table:style-name="ce164" table:content-validation-name="val1" table:number-columns-repeated="4"/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9];[.F19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204" table:content-validation-name="val1" table:formula="of:=SUMPRODUCT([.G20:.G23];[.E20:.E23])/SUM([.E20:.E23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2" calcext:value-type="float">
            <text:p>22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2" calcext:value-type="float">
            <text:p>22</text:p>
          </table:table-cell>
          <table:table-cell table:style-name="ce168" table:content-validation-name="val1" table:formula="of:=IF(ISNUMBER([.F19]);[.F19]-TODAY();&quot;&quot;)" office:value-type="float" office:value="832" calcext:value-type="float">
            <text:p>832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05" table:content-validation-name="val1"/>
          <table:table-cell table:style-name="ce169" table:content-validation-name="val1"/>
          <table:table-cell table:style-name="ce169" table:content-validation-name="val1" table:formula="of:=IF(ISNUMBER([.E20]);ROUNDDOWN([.E20]*[.G2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0]);[.F20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2" calcext:value-type="float">
            <text:p>2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2" calcext:value-type="float">
            <text:p>22</text:p>
          </table:table-cell>
          <table:table-cell table:style-name="ce170" table:content-validation-name="val1" table:formula="of:=IF(ISNUMBER([.F21]);[.F21]-TODAY();&quot;&quot;)" office:value-type="float" office:value="832" calcext:value-type="float">
            <text:p>832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2" calcext:value-type="float">
            <text:p>22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2" calcext:value-type="float">
            <text:p>22</text:p>
          </table:table-cell>
          <table:table-cell table:style-name="ce170" table:content-validation-name="val1" table:formula="of:=IF(ISNUMBER([.F22]);[.F22]-TODAY();&quot;&quot;)" office:value-type="float" office:value="832" calcext:value-type="float">
            <text:p>832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2" calcext:value-type="float">
            <text:p>22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2" calcext:value-type="float">
            <text:p>22</text:p>
          </table:table-cell>
          <table:table-cell table:style-name="ce170" table:content-validation-name="val1" table:formula="of:=IF(ISNUMBER([.F23]);[.F23]-TODAY();&quot;&quot;)" office:value-type="float" office:value="832" calcext:value-type="float">
            <text:p>832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8" table:content-validation-name="val1"/>
          <table:table-cell table:style-name="ce169" table:content-validation-name="val1"/>
          <table:table-cell table:style-name="ce169" table:content-validation-name="val1" table:formula="of:=IF(ISNUMBER([.E24]);ROUNDDOWN([.E24]*[.G24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24]);[.F24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19" table:content-validation-name="val1" table:formula="of:=NETWORKDAYS([.D25];[.F25];Holidays)" office:value-type="float" office:value="60" calcext:value-type="float">
            <text:p>60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4" table:content-validation-name="val1" table:formula="of:=SUMPRODUCT([.G26:.G32];[.E26:.E32])/SUM([.E26:.E32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60" calcext:value-type="float">
            <text:p>60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60" calcext:value-type="float">
            <text:p>60</text:p>
          </table:table-cell>
          <table:table-cell table:style-name="ce168" table:content-validation-name="val1" table:formula="of:=IF(ISNUMBER([.F25]);[.F25]-TODAY();&quot;&quot;)" office:value-type="float" office:value="915" calcext:value-type="float">
            <text:p>91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5" table:content-validation-name="val1"/>
          <table:table-cell table:style-name="ce169" table:content-validation-name="val1"/>
          <table:table-cell table:style-name="ce169" table:content-validation-name="val1" table:formula="of:=IF(ISNUMBER([.E26]);ROUNDDOWN([.E26]*[.G26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6]);[.F2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7];[.F27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9" calcext:value-type="float">
            <text:p>29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9" calcext:value-type="float">
            <text:p>29</text:p>
          </table:table-cell>
          <table:table-cell table:style-name="ce170" table:content-validation-name="val1" table:formula="of:=IF(ISNUMBER([.F27]);[.F27]-TODAY();&quot;&quot;)" office:value-type="float" office:value="871" calcext:value-type="float">
            <text:p>871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8];[.F28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31" calcext:value-type="float">
            <text:p>31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31" calcext:value-type="float">
            <text:p>31</text:p>
          </table:table-cell>
          <table:table-cell table:style-name="ce170" table:content-validation-name="val1" table:formula="of:=IF(ISNUMBER([.F28]);[.F28]-TODAY();&quot;&quot;)" office:value-type="float" office:value="915" calcext:value-type="float">
            <text:p>915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915" calcext:value-type="float">
            <text:p>915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30]);ROUNDDOWN([.E30]*[.G3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0]);[.F3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1];[.F31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29" calcext:value-type="float">
            <text:p>29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29" calcext:value-type="float">
            <text:p>29</text:p>
          </table:table-cell>
          <table:table-cell table:style-name="ce170" table:content-validation-name="val1" table:formula="of:=IF(ISNUMBER([.F31]);[.F31]-TODAY();&quot;&quot;)" office:value-type="float" office:value="871" calcext:value-type="float">
            <text:p>871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2];[.F32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31" calcext:value-type="float">
            <text:p>3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31" calcext:value-type="float">
            <text:p>31</text:p>
          </table:table-cell>
          <table:table-cell table:style-name="ce170" table:content-validation-name="val1" table:formula="of:=IF(ISNUMBER([.F32]);[.F32]-TODAY();&quot;&quot;)" office:value-type="float" office:value="915" calcext:value-type="float">
            <text:p>915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3]);[.F33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4];[.F3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35:.G39];[.E35:.E39])/SUM([.E35:.E39])" office:value-type="percentage" office:value="0" calcext:value-type="percentage">
            <text:p>0%</text:p>
          </table:table-cell>
          <table:table-cell table:style-name="ce168" table:content-validation-name="val1" table:formula="of:=[.E34]" office:value-type="float" office:value="190" calcext:value-type="float">
            <text:p>190</text:p>
          </table:table-cell>
          <table:table-cell table:style-name="ce168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68" table:content-validation-name="val1" table:formula="of:=[.H34]-[.I34]" office:value-type="float" office:value="190" calcext:value-type="float">
            <text:p>190</text:p>
          </table:table-cell>
          <table:table-cell table:style-name="ce168" table:content-validation-name="val1" table:formula="of:=IF(ISNUMBER([.F34]);[.F34]-TODAY();&quot;&quot;)" office:value-type="float" office:value="1066" calcext:value-type="float">
            <text:p>106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35]);ROUNDDOWN([.E35]*[.G3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5]);[.F35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6];[.F36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9" calcext:value-type="float">
            <text:p>29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9" calcext:value-type="float">
            <text:p>29</text:p>
          </table:table-cell>
          <table:table-cell table:style-name="ce170" table:content-validation-name="val1" table:formula="of:=IF(ISNUMBER([.F36]);[.F36]-TODAY();&quot;&quot;)" office:value-type="float" office:value="871" calcext:value-type="float">
            <text:p>871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7];[.F37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31" calcext:value-type="float">
            <text:p>31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31" calcext:value-type="float">
            <text:p>31</text:p>
          </table:table-cell>
          <table:table-cell table:style-name="ce170" table:content-validation-name="val1" table:formula="of:=IF(ISNUMBER([.F37]);[.F37]-TODAY();&quot;&quot;)" office:value-type="float" office:value="915" calcext:value-type="float">
            <text:p>915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8];[.F38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0" calcext:value-type="float">
            <text:p>110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0" calcext:value-type="float">
            <text:p>110</text:p>
          </table:table-cell>
          <table:table-cell table:style-name="ce170" table:content-validation-name="val1" table:formula="of:=IF(ISNUMBER([.F38]);[.F38]-TODAY();&quot;&quot;)" office:value-type="float" office:value="1066" calcext:value-type="float">
            <text:p>1066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1066" calcext:value-type="float">
            <text:p>1066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40]);ROUNDDOWN([.E40]*[.G40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40]);[.F4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, Translator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41];[.F4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90" calcext:value-type="float">
            <text:p>190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90" calcext:value-type="float">
            <text:p>190</text:p>
          </table:table-cell>
          <table:table-cell table:style-name="ce168" table:content-validation-name="val1" table:formula="of:=IF(ISNUMBER([.F41]);[.F41]-TODAY();&quot;&quot;)" office:value-type="float" office:value="1066" calcext:value-type="float">
            <text:p>1066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42]);ROUNDDOWN([.E42]*[.G4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2]);[.F42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832" calcext:value-type="float">
            <text:p>832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in Android SDK, <text:span text:style-name="T1">bilingual translation</text:span>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4];[.F4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1" calcext:value-type="float">
            <text:p>8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1" calcext:value-type="float">
            <text:p>81</text:p>
          </table:table-cell>
          <table:table-cell table:style-name="ce170" table:content-validation-name="val1" table:formula="of:=IF(ISNUMBER([.F44]);[.F44]-TODAY();&quot;&quot;)" office:value-type="float" office:value="915" calcext:value-type="float">
            <text:p>915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1" table:content-validation-name="val1"/>
          <table:table-cell table:style-name="ce169" table:content-validation-name="val1"/>
          <table:table-cell table:style-name="ce169" table:content-validation-name="val1" table:formula="of:=IF(ISNUMBER([.E45]);ROUNDDOWN([.E45]*[.G4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5]);[.F45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6];[.F4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87" calcext:value-type="float">
            <text:p>87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87" calcext:value-type="float">
            <text:p>87</text:p>
          </table:table-cell>
          <table:table-cell table:style-name="ce170" table:content-validation-name="val1" table:formula="of:=IF(ISNUMBER([.F46]);[.F46]-TODAY();&quot;&quot;)" office:value-type="float" office:value="1066" calcext:value-type="float">
            <text:p>1066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7];[.F4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87" calcext:value-type="float">
            <text:p>8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87" calcext:value-type="float">
            <text:p>87</text:p>
          </table:table-cell>
          <table:table-cell table:style-name="ce170" table:content-validation-name="val1" table:formula="of:=IF(ISNUMBER([.F47]);[.F47]-TODAY();&quot;&quot;)" office:value-type="float" office:value="1066" calcext:value-type="float">
            <text:p>1066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Electronics, Semester 4 (Weight=20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9];[.F49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table:formula="of:=SUMPRODUCT([.G50:.G55];[.E50:.E55])/SUM([.E50:.E55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157" calcext:value-type="float">
            <text:p>157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157" calcext:value-type="float">
            <text:p>157</text:p>
          </table:table-cell>
          <table:table-cell table:style-name="ce168" table:content-validation-name="val1" table:formula="of:=IF(ISNUMBER([.F49]);[.F49]-TODAY();&quot;&quot;)" office:value-type="float" office:value="1166" calcext:value-type="float">
            <text:p>1166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1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87" calcext:value-type="float">
            <text:p>87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87" calcext:value-type="float">
            <text:p>87</text:p>
          </table:table-cell>
          <table:table-cell table:style-name="ce170" table:content-validation-name="val1" table:formula="of:=IF(ISNUMBER([.F51]);[.F51]-TODAY())" office:value-type="float" office:value="1066" calcext:value-type="float">
            <text:p>1066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2];[.F52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87" calcext:value-type="float">
            <text:p>8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87" calcext:value-type="float">
            <text:p>87</text:p>
          </table:table-cell>
          <table:table-cell table:style-name="ce170" table:content-validation-name="val1" table:formula="of:=IF(ISNUMBER([.F52]);[.F52]-TODAY())" office:value-type="float" office:value="1066" calcext:value-type="float">
            <text:p>1066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1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34" calcext:value-type="float">
            <text:p>3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34" calcext:value-type="float">
            <text:p>34</text:p>
          </table:table-cell>
          <table:table-cell table:style-name="ce170" table:content-validation-name="val1" table:formula="of:=IF(ISNUMBER([.F54]);[.F54]-TODAY())" office:value-type="float" office:value="1113" calcext:value-type="float">
            <text:p>1113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55];[.F55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8" calcext:value-type="float">
            <text:p>38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8" calcext:value-type="float">
            <text:p>38</text:p>
          </table:table-cell>
          <table:table-cell table:style-name="ce170" table:content-validation-name="val1" table:formula="of:=IF(ISNUMBER([.F55]);[.F55]-TODAY())" office:value-type="float" office:value="1166" calcext:value-type="float">
            <text:p>1166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8" table:content-validation-name="val1" table:formula="of:=[.E57]" office:value-type="float" office:value="71" calcext:value-type="float">
            <text:p>71</text:p>
          </table:table-cell>
          <table:table-cell table:style-name="ce168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71" calcext:value-type="float">
            <text:p>71</text:p>
          </table:table-cell>
          <table:table-cell table:style-name="ce168" table:content-validation-name="val1" table:formula="of:=IF(ISNUMBER([.F57]);[.F57]-TODAY();&quot;&quot;)" office:value-type="float" office:value="1166" calcext:value-type="float">
            <text:p>1166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71" calcext:value-type="float">
            <text:p>7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71" calcext:value-type="float">
            <text:p>71</text:p>
          </table:table-cell>
          <table:table-cell table:style-name="ce170" table:content-validation-name="val1" table:formula="of:=IF(ISNUMBER([.F59]);[.F59]-TODAY();&quot;&quot;)" office:value-type="float" office:value="1166" calcext:value-type="float">
            <text:p>1166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71" calcext:value-type="float">
            <text:p>7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71" calcext:value-type="float">
            <text:p>71</text:p>
          </table:table-cell>
          <table:table-cell table:style-name="ce170" table:content-validation-name="val1" table:formula="of:=IF(ISNUMBER([.F61]);[.F61]-TODAY();&quot;&quot;)" office:value-type="float" office:value="1166" calcext:value-type="float">
            <text:p>1166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71" calcext:value-type="float">
            <text:p>7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71" calcext:value-type="float">
            <text:p>71</text:p>
          </table:table-cell>
          <table:table-cell table:style-name="ce170" table:content-validation-name="val1" table:formula="of:=IF(ISNUMBER([.F62]);[.F62]-TODAY();&quot;&quot;)" office:value-type="float" office:value="1166" calcext:value-type="float">
            <text:p>1166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4];[.F64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5" calcext:value-type="float">
            <text:p>15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5" calcext:value-type="float">
            <text:p>15</text:p>
          </table:table-cell>
          <table:table-cell table:style-name="ce170" table:content-validation-name="val1" table:formula="of:=IF(ISNUMBER([.F64]);[.F64]-TODAY();&quot;&quot;)" office:value-type="float" office:value="1166" calcext:value-type="float">
            <text:p>1166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5];[.F65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5" calcext:value-type="float">
            <text:p>1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5" calcext:value-type="float">
            <text:p>15</text:p>
          </table:table-cell>
          <table:table-cell table:style-name="ce170" table:content-validation-name="val1" table:formula="of:=IF(ISNUMBER([.F65]);[.F65]-TODAY();&quot;&quot;)" office:value-type="float" office:value="1166" calcext:value-type="float">
            <text:p>1166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30:Sheet2.G32 Sheet2.F3:Sheet2.F3 Sheet2.G19:Sheet2.G21 Sheet2.G24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2:Sheet2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 Sheet2.G13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9:Sheet2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4:Sheet2.G37 Sheet2.G39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8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5 Sheet2.G42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2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1:Sheet2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3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33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4" calcext:value-type="date" table:number-columns-spanned="4" table:number-rows-spanned="1">
            <text:p>Wednesday, June 14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6-07-01" calcext:value-type="date">
            <text:p>01-Jul-2026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7-08-23" calcext:value-type="date">
            <text:p>23-Aug-2027</text:p>
          </table:table-cell>
          <table:table-cell table:style-name="ce230" table:content-validation-name="val1" table:formula="of:=([.G11]*0.05+[.G19]*0.05+[.G24]*0.15+[.G33]*0.15+[.G45]*0.2+[.G61]*0.2+[.G70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N. Camacho]</text:p>
          </table:table-cell>
          <table:table-cell table:style-name="ce110" table:content-validation-name="val1" office:value-type="date" office:date-value="2026-07-01" calcext:value-type="date">
            <text:p>01-Jul-2026</text:p>
          </table:table-cell>
          <table:table-cell table:style-name="ce119" table:content-validation-name="val1" table:formula="of:=NETWORKDAYS([.D11];[.F11];Holidays)" office:value-type="float" office:value="61" calcext:value-type="float">
            <text:p>61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36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61" calcext:value-type="float">
            <text:p>6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61" calcext:value-type="float">
            <text:p>61</text:p>
          </table:table-cell>
          <table:table-cell table:style-name="ce168" table:content-validation-name="val1" table:formula="of:=IF(ISNUMBER([.F11]);[.F11]-TODAY();&quot;&quot;)" office:value-type="float" office:value="1197" calcext:value-type="float">
            <text:p>119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ndroid mobile phones for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3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hop for best deal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1120" calcext:value-type="float">
            <text:p>112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121" table:content-validation-name="val1" table:formula="of:=NETWORKDAYS([.D14];[.F14];Holidays)" office:value-type="float" office:value="3" calcext:value-type="float">
            <text:p>3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3" calcext:value-type="float">
            <text:p>3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3" calcext:value-type="float">
            <text:p>3</text:p>
          </table:table-cell>
          <table:table-cell table:style-name="ce170" table:content-validation-name="val1" table:formula="of:=IF(ISNUMBER([.F14]);[.F14]-TODAY();&quot;&quot;)" office:value-type="float" office:value="1122" calcext:value-type="float">
            <text:p>112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ocking of 3D Printing Supply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ifi filament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121" table:content-validation-name="val1" table:formula="of:=NETWORKDAYS([.D16];[.F16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4" calcext:value-type="float">
            <text:p>4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4" calcext:value-type="float">
            <text:p>4</text:p>
          </table:table-cell>
          <table:table-cell table:style-name="ce170" table:content-validation-name="val1" table:formula="of:=IF(ISNUMBER([.F16]);[.F16]-TODAY();&quot;&quot;)" office:value-type="float" office:value="1127" calcext:value-type="float">
            <text:p>112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Prusa print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121" table:content-validation-name="val1" table:formula="of:=NETWORKDAYS([.D17];[.F17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13" calcext:value-type="float">
            <text:p>13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13" calcext:value-type="float">
            <text:p>13</text:p>
          </table:table-cell>
          <table:table-cell table:style-name="ce170" table:content-validation-name="val1" table:formula="of:=IF(ISNUMBER([.F17]);[.F17]-TODAY();&quot;&quot;)" office:value-type="float" office:value="1144" calcext:value-type="float">
            <text:p>1144</text:p>
          </table:table-cell>
          <table:table-cell table:style-name="ce164" table:content-validation-name="val1"/>
          <table:table-cell table:style-name="ce173"/>
          <table:table-cell table:number-columns-repeated="43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45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19" table:content-validation-name="val1" table:formula="of:=NETWORKDAYS([.D19];[.F19];Holidays)" office:value-type="float" office:value="23" calcext:value-type="float">
            <text:p>23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49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3" calcext:value-type="float">
            <text:p>23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3" calcext:value-type="float">
            <text:p>23</text:p>
          </table:table-cell>
          <table:table-cell table:style-name="ce168" table:content-validation-name="val1" table:formula="of:=IF(ISNUMBER([.F19]);[.F19]-TODAY();&quot;&quot;)" office:value-type="float" office:value="1197" calcext:value-type="float">
            <text:p>119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3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0]);[.F2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1];[.F2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3" calcext:value-type="float">
            <text:p>2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3" calcext:value-type="float">
            <text:p>23</text:p>
          </table:table-cell>
          <table:table-cell table:style-name="ce170" table:content-validation-name="val1" table:formula="of:=IF(ISNUMBER([.F21]);[.F21]-TODAY();&quot;&quot;)" office:value-type="float" office:value="1197" calcext:value-type="float">
            <text:p>1197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2];[.F22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3" calcext:value-type="float">
            <text:p>23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3" calcext:value-type="float">
            <text:p>23</text:p>
          </table:table-cell>
          <table:table-cell table:style-name="ce170" table:content-validation-name="val1" table:formula="of:=IF(ISNUMBER([.F22]);[.F22]-TODAY();&quot;&quot;)" office:value-type="float" office:value="1197" calcext:value-type="float">
            <text:p>1197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45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5,6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24];[.F24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39" table:content-validation-name="val1" table:formula="of:=SUMPRODUCT([.G25:.G31];[.E25:.E31])/SUM([.E25:.E31])" office:value-type="percentage" office:value="0" calcext:value-type="percentage">
            <text:p>0%</text:p>
          </table:table-cell>
          <table:table-cell table:style-name="ce168" table:content-validation-name="val1" table:formula="of:=[.E24]" office:value-type="float" office:value="168" calcext:value-type="float">
            <text:p>168</text:p>
          </table:table-cell>
          <table:table-cell table:style-name="ce168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68" table:content-validation-name="val1" table:formula="of:=[.H24]-[.I24]" office:value-type="float" office:value="168" calcext:value-type="float">
            <text:p>168</text:p>
          </table:table-cell>
          <table:table-cell table:style-name="ce168" table:content-validation-name="val1" table:formula="of:=IF(ISNUMBER([.F24]);[.F24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CReSIS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5]);[.F2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odify antenna code to fit drone, 3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26];[.F26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50" calcext:value-type="float">
            <text:p>50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50" calcext:value-type="float">
            <text:p>50</text:p>
          </table:table-cell>
          <table:table-cell table:style-name="ce170" table:content-validation-name="val1" table:formula="of:=IF(ISNUMBER([.F26]);[.F26]-TODAY();&quot;&quot;)" office:value-type="float" office:value="1266" calcext:value-type="float">
            <text:p>1266</text:p>
          </table:table-cell>
          <table:table-cell table:style-name="ce164" table:content-validation-name="val1"/>
          <table:table-cell table:number-columns-repeated="2"/>
          <table:table-cell table:style-name="ce17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d radiation patter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27];[.F27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11" calcext:value-type="float">
            <text:p>11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" calcext:value-type="float">
            <text:p>11</text:p>
          </table:table-cell>
          <table:table-cell table:style-name="ce170" table:content-validation-name="val1" table:formula="of:=IF(ISNUMBER([.F27]);[.F27]-TODAY();&quot;&quot;)" office:value-type="float" office:value="1280" calcext:value-type="float">
            <text:p>1280</text:p>
          </table:table-cell>
          <table:table-cell table:style-name="ce164" table:content-validation-name="val1"/>
          <table:table-cell table:number-columns-repeated="5"/>
          <table:table-cell table:style-name="ce179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e volume and weigh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28];[.F28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4" calcext:value-type="float">
            <text:p>24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4" calcext:value-type="float">
            <text:p>24</text:p>
          </table:table-cell>
          <table:table-cell table:style-name="ce170" table:content-validation-name="val1" table:formula="of:=IF(ISNUMBER([.F28]);[.F28]-TODAY();&quot;&quot;)" office:value-type="float" office:value="1311" calcext:value-type="float">
            <text:p>1311</text:p>
          </table:table-cell>
          <table:table-cell table:style-name="ce164" table:content-validation-name="val1"/>
          <table:table-cell table:number-columns-repeated="5"/>
          <table:table-cell table:style-name="ce179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adio echo CEM and Open Polar Server dat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29];[.F29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86" calcext:value-type="float">
            <text:p>8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86" calcext:value-type="float">
            <text:p>86</text:p>
          </table:table-cell>
          <table:table-cell table:style-name="ce170" table:content-validation-name="val1" table:formula="of:=IF(ISNUMBER([.F29]);[.F29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6"/>
          <table:table-cell table:style-name="ce17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tilize machine learning to optimize drone structur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168" calcext:value-type="float">
            <text:p>168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168" calcext:value-type="float">
            <text:p>168</text:p>
          </table:table-cell>
          <table:table-cell table:style-name="ce170" table:content-validation-name="val1" table:formula="of:=IF(ISNUMBER([.F31]);[.F31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9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5,6 (Weight=15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3];[.F3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42" table:content-validation-name="val1" table:formula="of:=SUMPRODUCT([.G34:.G43];[.E34:.E43])/SUM([.E34:.E43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68" calcext:value-type="float">
            <text:p>168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68" calcext:value-type="float">
            <text:p>168</text:p>
          </table:table-cell>
          <table:table-cell table:style-name="ce168" table:content-validation-name="val1" table:formula="of:=IF(ISNUMBER([.F33]);[.F33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art drone projec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erse engineer parts list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5];[.F3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5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7" calcext:value-type="float">
            <text:p>7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7" calcext:value-type="float">
            <text:p>7</text:p>
          </table:table-cell>
          <table:table-cell table:style-name="ce170" table:content-validation-name="val1" table:formula="of:=IF(ISNUMBER([.F35]);[.F35]-TODAY();&quot;&quot;)" office:value-type="float" office:value="1205" calcext:value-type="float">
            <text:p>1205</text:p>
          </table:table-cell>
          <table:table-cell table:style-name="ce164" table:content-validation-name="val1"/>
          <table:table-cell table:number-columns-repeated="2"/>
          <table:table-cell table:style-name="ce181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old drone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36];[.F3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5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2" calcext:value-type="float">
            <text:p>22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2" calcext:value-type="float">
            <text:p>22</text:p>
          </table:table-cell>
          <table:table-cell table:style-name="ce170" table:content-validation-name="val1" table:formula="of:=IF(ISNUMBER([.F36]);[.F36]-TODAY();&quot;&quot;)" office:value-type="float" office:value="1236" calcext:value-type="float">
            <text:p>1236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ayload testing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37];[.F3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22" calcext:value-type="float">
            <text:p>22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22" calcext:value-type="float">
            <text:p>22</text:p>
          </table:table-cell>
          <table:table-cell table:style-name="ce170" table:content-validation-name="val1" table:formula="of:=IF(ISNUMBER([.F37]);[.F37]-TODAY();&quot;&quot;)" office:value-type="float" office:value="1266" calcext:value-type="float">
            <text:p>1266</text:p>
          </table:table-cell>
          <table:table-cell table:style-name="ce164" table:content-validation-name="val1"/>
          <table:table-cell table:number-columns-repeated="4"/>
          <table:table-cell table:style-name="ce181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new parts with PLA, lengthen arm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38];[.F38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" calcext:value-type="float">
            <text:p>11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" calcext:value-type="float">
            <text:p>11</text:p>
          </table:table-cell>
          <table:table-cell table:style-name="ce170" table:content-validation-name="val1" table:formula="of:=IF(ISNUMBER([.F38]);[.F38]-TODAY();&quot;&quot;)" office:value-type="float" office:value="1280" calcext:value-type="float">
            <text:p>1280</text:p>
          </table:table-cell>
          <table:table-cell table:style-name="ce164" table:content-validation-name="val1"/>
          <table:table-cell table:number-columns-repeated="5"/>
          <table:table-cell table:style-name="ce181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9]);[.F3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conductive parts for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40];[.F40];Holidays)" office:value-type="float" office:value="45" calcext:value-type="float">
            <text:p>45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5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45" calcext:value-type="float">
            <text:p>45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45" calcext:value-type="float">
            <text:p>45</text:p>
          </table:table-cell>
          <table:table-cell table:style-name="ce170" table:content-validation-name="val1" table:formula="of:=IF(ISNUMBER([.F40]);[.F40]-TODAY();&quot;&quot;)" office:value-type="float" office:value="1342" calcext:value-type="float">
            <text:p>1342</text:p>
          </table:table-cell>
          <table:table-cell table:style-name="ce164" table:content-validation-name="val1"/>
          <table:table-cell table:number-columns-repeated="5"/>
          <table:table-cell table:style-name="ce181" table:number-columns-repeated="3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41];[.F41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25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11" calcext:value-type="float">
            <text:p>11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11" calcext:value-type="float">
            <text:p>11</text:p>
          </table:table-cell>
          <table:table-cell table:style-name="ce170" table:content-validation-name="val1" table:formula="of:=IF(ISNUMBER([.F41]);[.F41]-TODAY();&quot;&quot;)" office:value-type="float" office:value="1356" calcext:value-type="float">
            <text:p>1356</text:p>
          </table:table-cell>
          <table:table-cell table:style-name="ce164" table:content-validation-name="val1"/>
          <table:table-cell table:number-columns-repeated="7"/>
          <table:table-cell table:style-name="ce181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conductive parts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121" table:content-validation-name="val1" table:formula="of:=NETWORKDAYS([.D42];[.F4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25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4" calcext:value-type="float">
            <text:p>24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4" calcext:value-type="float">
            <text:p>24</text:p>
          </table:table-cell>
          <table:table-cell table:style-name="ce170" table:content-validation-name="val1" table:formula="of:=IF(ISNUMBER([.F42]);[.F42]-TODAY();&quot;&quot;)" office:value-type="float" office:value="1387" calcext:value-type="float">
            <text:p>1387</text:p>
          </table:table-cell>
          <table:table-cell table:style-name="ce164" table:content-validation-name="val1"/>
          <table:table-cell table:number-columns-repeated="8"/>
          <table:table-cell table:style-name="ce181"/>
          <table:table-cell table:number-columns-repeated="23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rone integration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121" table:content-validation-name="val1" table:formula="of:=NETWORKDAYS([.D43];[.F43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32" calcext:value-type="float">
            <text:p>3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32" calcext:value-type="float">
            <text:p>32</text:p>
          </table:table-cell>
          <table:table-cell table:style-name="ce170" table:content-validation-name="val1" table:formula="of:=IF(ISNUMBER([.F43]);[.F43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9"/>
          <table:table-cell table:style-name="ce181" table:number-columns-repeated="2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5];[.F45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58" table:content-validation-name="val1" table:formula="of:=SUMPRODUCT([.G46:.G59];[.E46:.E59])/SUM([.E46:.E59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202" calcext:value-type="float">
            <text:p>202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202" calcext:value-type="float">
            <text:p>202</text:p>
          </table:table-cell>
          <table:table-cell table:style-name="ce168" table:content-validation-name="val1" table:formula="of:=IF(ISNUMBER([.F45]);[.F45]-TODAY();&quot;&quot;)" office:value-type="float" office:value="1478" calcext:value-type="float">
            <text:p>1478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6" table:content-validation-name="val1"/>
          <table:table-cell table:style-name="ce169" table:content-validation-name="val1"/>
          <table:table-cell table:style-name="ce169" table:content-validation-name="val1" table:formula="of:=IF(ISNUMBER([.E46]);ROUNDDOWN([.E46]*[.G46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7];[.F47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7" calcext:value-type="float">
            <text:p>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7" calcext:value-type="float">
            <text:p>7</text:p>
          </table:table-cell>
          <table:table-cell table:style-name="ce170" table:content-validation-name="val1" table:formula="of:=IF(ISNUMBER([.F47]);[.F47]-TODAY();&quot;&quot;)" office:value-type="float" office:value="1175" calcext:value-type="float">
            <text:p>1175</text:p>
          </table:table-cell>
          <table:table-cell table:style-name="ce164" table:content-validation-name="val1"/>
          <table:table-cell/>
          <table:table-cell table:style-name="ce177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8];[.F48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23" calcext:value-type="float">
            <text:p>23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23" calcext:value-type="float">
            <text:p>23</text:p>
          </table:table-cell>
          <table:table-cell table:style-name="ce170" table:content-validation-name="val1" table:formula="of:=IF(ISNUMBER([.F48]);[.F48]-TODAY();&quot;&quot;)" office:value-type="float" office:value="1205" calcext:value-type="float">
            <text:p>1205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54" calcext:value-type="float">
            <text:p>54</text:p>
          </table:table-cell>
          <table:table-cell table:style-name="ce170" table:content-validation-name="val1" table:formula="of:=IF(ISNUMBER([.F49]);[.F49]-TODAY();&quot;&quot;)" office:value-type="float" office:value="1280" calcext:value-type="float">
            <text:p>1280</text:p>
          </table:table-cell>
          <table:table-cell table:style-name="ce164" table:content-validation-name="val1"/>
          <table:table-cell table:number-columns-repeated="3"/>
          <table:table-cell table:style-name="ce177" table:number-columns-repeated="3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51];[.F5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22" calcext:value-type="float">
            <text:p>22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22" calcext:value-type="float">
            <text:p>22</text:p>
          </table:table-cell>
          <table:table-cell table:style-name="ce170" table:content-validation-name="val1" table:formula="of:=IF(ISNUMBER([.F51]);[.F51]-TODAY();&quot;&quot;)" office:value-type="float" office:value="1236" calcext:value-type="float">
            <text:p>1236</text:p>
          </table:table-cell>
          <table:table-cell table:style-name="ce164" table:content-validation-name="val1"/>
          <table:table-cell table:number-columns-repeated="3"/>
          <table:table-cell table:style-name="ce177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2];[.F52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32" calcext:value-type="float">
            <text:p>32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32" calcext:value-type="float">
            <text:p>32</text:p>
          </table:table-cell>
          <table:table-cell table:style-name="ce170" table:content-validation-name="val1" table:formula="of:=IF(ISNUMBER([.F52]);[.F52]-TODAY();&quot;&quot;)" office:value-type="float" office:value="1280" calcext:value-type="float">
            <text:p>1280</text:p>
          </table:table-cell>
          <table:table-cell table:style-name="ce164" table:content-validation-name="val1"/>
          <table:table-cell table:number-columns-repeated="4"/>
          <table:table-cell table:style-name="ce177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62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1311" calcext:value-type="float">
            <text:p>1311</text:p>
          </table:table-cell>
          <table:table-cell table:style-name="ce164" table:content-validation-name="val1"/>
          <table:table-cell table:number-columns-repeated="5"/>
          <table:table-cell table:style-name="ce177" table:number-columns-repeated="2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5];[.F5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22" calcext:value-type="float">
            <text:p>2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22" calcext:value-type="float">
            <text:p>22</text:p>
          </table:table-cell>
          <table:table-cell table:style-name="ce170" table:content-validation-name="val1" table:formula="of:=IF(ISNUMBER([.F55]);[.F55]-TODAY();&quot;&quot;)" office:value-type="float" office:value="1342" calcext:value-type="float">
            <text:p>1342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6];[.F5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65" calcext:value-type="float">
            <text:p>6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65" calcext:value-type="float">
            <text:p>65</text:p>
          </table:table-cell>
          <table:table-cell table:style-name="ce170" table:content-validation-name="val1" table:formula="of:=IF(ISNUMBER([.F56]);[.F56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4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8];[.F58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86" calcext:value-type="float">
            <text:p>86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86" calcext:value-type="float">
            <text:p>86</text:p>
          </table:table-cell>
          <table:table-cell table:style-name="ce170" table:content-validation-name="val1" table:formula="of:=IF(ISNUMBER([.F58]);[.F58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9];[.F59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34" calcext:value-type="float">
            <text:p>3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34" calcext:value-type="float">
            <text:p>34</text:p>
          </table:table-cell>
          <table:table-cell table:style-name="ce170" table:content-validation-name="val1" table:formula="of:=IF(ISNUMBER([.F59]);[.F59]-TODAY();&quot;&quot;)" office:value-type="float" office:value="1478" calcext:value-type="float">
            <text:p>1478</text:p>
          </table:table-cell>
          <table:table-cell table:style-name="ce164" table:content-validation-name="val1"/>
          <table:table-cell table:number-columns-repeated="10"/>
          <table:table-cell table:style-name="ce177" table:number-columns-repeated="2"/>
          <table:table-cell table:number-columns-repeated="23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1];[.F61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3" table:content-validation-name="val1" table:formula="of:=SUMPRODUCT([.G62:.G68];[.E62:.E68])/SUM([.E62:.E68])" office:value-type="percentage" office:value="0" calcext:value-type="percentage">
            <text:p>0%</text:p>
          </table:table-cell>
          <table:table-cell table:style-name="ce168" table:content-validation-name="val1" table:formula="of:=[.E61]" office:value-type="float" office:value="71" calcext:value-type="float">
            <text:p>71</text:p>
          </table:table-cell>
          <table:table-cell table:style-name="ce168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68" table:content-validation-name="val1" table:formula="of:=[.H61]-[.I61]" office:value-type="float" office:value="71" calcext:value-type="float">
            <text:p>71</text:p>
          </table:table-cell>
          <table:table-cell table:style-name="ce168" table:content-validation-name="val1" table:formula="of:=IF(ISNUMBER([.F61]);[.F61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2]);[.F6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3];[.F63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12" calcext:value-type="float">
            <text:p>12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12" calcext:value-type="float">
            <text:p>12</text:p>
          </table:table-cell>
          <table:table-cell table:style-name="ce170" table:content-validation-name="val1" table:formula="of:=IF(ISNUMBER([.F63]);[.F63]-TODAY();&quot;&quot;)" office:value-type="float" office:value="1448" calcext:value-type="float">
            <text:p>1448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4];[.F6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1" calcext:value-type="float">
            <text:p>1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1" calcext:value-type="float">
            <text:p>11</text:p>
          </table:table-cell>
          <table:table-cell table:style-name="ce170" table:content-validation-name="val1" table:formula="of:=IF(ISNUMBER([.F64]);[.F64]-TODAY();&quot;&quot;)" office:value-type="float" office:value="1462" calcext:value-type="float">
            <text:p>1462</text:p>
          </table:table-cell>
          <table:table-cell table:style-name="ce164" table:content-validation-name="val1"/>
          <table:table-cell table:number-columns-repeated="11"/>
          <table:table-cell table:style-name="ce177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5];[.F65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50" calcext:value-type="float">
            <text:p>5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50" calcext:value-type="float">
            <text:p>50</text:p>
          </table:table-cell>
          <table:table-cell table:style-name="ce170" table:content-validation-name="val1" table:formula="of:=IF(ISNUMBER([.F65]);[.F65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6]);[.F6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7];[.F67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12" calcext:value-type="float">
            <text:p>12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12" calcext:value-type="float">
            <text:p>12</text:p>
          </table:table-cell>
          <table:table-cell table:style-name="ce170" table:content-validation-name="val1" table:formula="of:=IF(ISNUMBER([.F67]);[.F67]-TODAY();&quot;&quot;)" office:value-type="float" office:value="1448" calcext:value-type="float">
            <text:p>1448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rain a new undergraduate operator for continuity</text:p>
          </table:table-cell>
          <table:table-cell table:style-name="ce91" table:content-validation-name="val1" office:value-type="string" calcext:value-type="string">
            <text:p>[Prof. Hanson, Undergraduate 5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8];[.F6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8]" office:value-type="float" office:value="60" calcext:value-type="float">
            <text:p>60</text:p>
          </table:table-cell>
          <table:table-cell table:style-name="ce169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70" table:content-validation-name="val1" table:formula="of:=[.H68]-[.I68]" office:value-type="float" office:value="60" calcext:value-type="float">
            <text:p>60</text:p>
          </table:table-cell>
          <table:table-cell table:style-name="ce170" table:content-validation-name="val1" table:formula="of:=IF(ISNUMBER([.F68]);[.F68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70];[.F70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table:formula="of:=SUMPRODUCT([.G71:.G74];[.E71:.E74])/SUM([.E71:.E74])" office:value-type="percentage" office:value="0" calcext:value-type="percentage">
            <text:p>0%</text:p>
          </table:table-cell>
          <table:table-cell table:style-name="ce168" table:content-validation-name="val1" table:formula="of:=[.E70]" office:value-type="float" office:value="71" calcext:value-type="float">
            <text:p>71</text:p>
          </table:table-cell>
          <table:table-cell table:style-name="ce168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68" table:content-validation-name="val1" table:formula="of:=[.H70]-[.I70]" office:value-type="float" office:value="71" calcext:value-type="float">
            <text:p>71</text:p>
          </table:table-cell>
          <table:table-cell table:style-name="ce168" table:content-validation-name="val1" table:formula="of:=IF(ISNUMBER([.F70]);[.F70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68" table:content-validation-name="val1"/>
          <table:table-cell table:style-name="ce169" table:content-validation-name="val1"/>
          <table:table-cell table:style-name="ce169" table:content-validation-name="val1" table:formula="of:=IF(ISNUMBER([.E71]);ROUNDDOWN([.E71]*[.G7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1]);[.F7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2];[.F72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6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2" calcext:value-type="float">
            <text:p>72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2" calcext:value-type="float">
            <text:p>72</text:p>
          </table:table-cell>
          <table:table-cell table:style-name="ce170" table:content-validation-name="val1" table:formula="of:=IF(ISNUMBER([.F72]);[.F72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3];[.F7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6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3]" office:value-type="float" office:value="72" calcext:value-type="float">
            <text:p>72</text:p>
          </table:table-cell>
          <table:table-cell table:style-name="ce169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170" table:content-validation-name="val1" table:formula="of:=[.H73]-[.I73]" office:value-type="float" office:value="72" calcext:value-type="float">
            <text:p>72</text:p>
          </table:table-cell>
          <table:table-cell table:style-name="ce170" table:content-validation-name="val1" table:formula="of:=IF(ISNUMBER([.F73]);[.F73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4];[.F7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6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4]" office:value-type="float" office:value="72" calcext:value-type="float">
            <text:p>72</text:p>
          </table:table-cell>
          <table:table-cell table:style-name="ce169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70" table:content-validation-name="val1" table:formula="of:=[.H74]-[.I74]" office:value-type="float" office:value="72" calcext:value-type="float">
            <text:p>72</text:p>
          </table:table-cell>
          <table:table-cell table:style-name="ce170" table:content-validation-name="val1" table:formula="of:=IF(ISNUMBER([.F74]);[.F74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99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3.G23:Sheet3.G23 Sheet3.F3:Sheet3.F3 Sheet3.G12:Sheet3.G12 Sheet3.G14:Sheet3.G14 Sheet3.G16:Sheet3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3:Sheet3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2:Sheet3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4:Sheet3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0:Sheet3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33:Sheet3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6:Sheet3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8:Sheet3.G68 Sheet3.G61:Sheet3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70:Sheet3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7:Sheet3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4:Sheet3.G59 Sheet3.G45:Sheet3.G47 Sheet3.G49:Sheet3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1:Sheet3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48:Sheet3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3:Sheet3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4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4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70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4" calcext:value-type="date" table:number-columns-spanned="4" table:number-rows-spanned="1">
            <text:p>Wednesday, June 14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7-07-01" calcext:value-type="date">
            <text:p>01-Jul-2027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8-08-23" calcext:value-type="date">
            <text:p>23-Aug-2028</text:p>
          </table:table-cell>
          <table:table-cell table:style-name="ce271" table:content-validation-name="val1" table:formula="of:=([.G11]*0.05+[.G18]*0.15+[.G23]*0.05+[.G31]*0.2+[.G43]*0.2+[.G59]*0.2+[.G68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1897" calcext:value-type="float">
            <text:p>1897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1];[.F11];Holidays)" office:value-type="float" office:value="11" calcext:value-type="float">
            <text:p>11</text:p>
          </table:table-cell>
          <table:table-cell table:style-name="ce110" table:content-validation-name="val1" office:value-type="date" office:date-value="2027-07-15" calcext:value-type="date">
            <text:p>15-Jul-2027</text:p>
          </table:table-cell>
          <table:table-cell table:style-name="ce272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11" calcext:value-type="float">
            <text:p>1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11" calcext:value-type="float">
            <text:p>11</text:p>
          </table:table-cell>
          <table:table-cell table:style-name="ce168" table:content-validation-name="val1" table:formula="of:=IF(ISNUMBER([.F11]);[.F11]-TODAY();&quot;&quot;)" office:value-type="float" office:value="1492" calcext:value-type="float">
            <text:p>1492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hardware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7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nics/wir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1492" calcext:value-type="float">
            <text:p>149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tructural component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4];[.F1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1" calcext:value-type="float">
            <text:p>11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1" calcext:value-type="float">
            <text:p>11</text:p>
          </table:table-cell>
          <table:table-cell table:style-name="ce170" table:content-validation-name="val1" table:formula="of:=IF(ISNUMBER([.F14]);[.F14]-TODAY();&quot;&quot;)" office:value-type="float" office:value="1492" calcext:value-type="float">
            <text:p>149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and batteri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1492" calcext:value-type="float">
            <text:p>149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cruit the next student for drone project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6];[.F1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11" calcext:value-type="float">
            <text:p>11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11" calcext:value-type="float">
            <text:p>11</text:p>
          </table:table-cell>
          <table:table-cell table:style-name="ce170" table:content-validation-name="val1" table:formula="of:=IF(ISNUMBER([.F16]);[.F16]-TODAY();&quot;&quot;)" office:value-type="float" office:value="1492" calcext:value-type="float">
            <text:p>1492</text:p>
          </table:table-cell>
          <table:table-cell table:style-name="ce164" table:content-validation-name="val1"/>
          <table:table-cell table:style-name="ce175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76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of Application Results (Weight=1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8];[.F18];Holidays)" office:value-type="float" office:value="120" calcext:value-type="float">
            <text:p>120</text:p>
          </table:table-cell>
          <table:table-cell table:style-name="ce110" table:content-validation-name="val1" office:value-type="date" office:date-value="2027-12-15" calcext:value-type="date">
            <text:p>15-Dec-2027</text:p>
          </table:table-cell>
          <table:table-cell table:style-name="ce277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68" table:content-validation-name="val1" table:formula="of:=[.E18]" office:value-type="float" office:value="120" calcext:value-type="float">
            <text:p>120</text:p>
          </table:table-cell>
          <table:table-cell table:style-name="ce168" table:content-validation-name="val1" table:formula="of:=IF(ISNUMBER([.E18]);ROUNDDOWN([.E18]*[.G18];0);&quot;&quot;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20" calcext:value-type="float">
            <text:p>120</text:p>
          </table:table-cell>
          <table:table-cell table:style-name="ce168" table:content-validation-name="val1" table:formula="of:=IF(ISNUMBER([.F18]);[.F18]-TODAY();&quot;&quot;)" office:value-type="float" office:value="1645" calcext:value-type="float">
            <text:p>1645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ubmit publication in American Journal of Physics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7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9]);[.F1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rrespond with editors/refere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0];[.F20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27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88" calcext:value-type="float">
            <text:p>88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88" calcext:value-type="float">
            <text:p>88</text:p>
          </table:table-cell>
          <table:table-cell table:style-name="ce170" table:content-validation-name="val1" table:formula="of:=IF(ISNUMBER([.F20]);[.F20]-TODAY();&quot;&quot;)" office:value-type="float" office:value="1601" calcext:value-type="float">
            <text:p>1601</text:p>
          </table:table-cell>
          <table:table-cell table:style-name="ce164" table:content-validation-name="val1"/>
          <table:table-cell table:style-name="ce220" table:number-columns-repeated="5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py editing, pay journal fees</text:p>
          </table:table-cell>
          <table:table-cell table:style-name="ce91" table:content-validation-name="val1" office:value-type="string" calcext:value-type="string">
            <text:p>[Prof. Hanson, N. Camacho]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121" table:content-validation-name="val1" table:formula="of:=NETWORKDAYS([.D21];[.F21];Holidays)" office:value-type="float" office:value="33" calcext:value-type="float">
            <text:p>33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7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3" calcext:value-type="float">
            <text:p>3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3" calcext:value-type="float">
            <text:p>33</text:p>
          </table:table-cell>
          <table:table-cell table:style-name="ce170" table:content-validation-name="val1" table:formula="of:=IF(ISNUMBER([.F21]);[.F21]-TODAY();&quot;&quot;)" office:value-type="float" office:value="1645" calcext:value-type="float">
            <text:p>1645</text:p>
          </table:table-cell>
          <table:table-cell table:style-name="ce164" table:content-validation-name="val1"/>
          <table:table-cell table:number-columns-repeated="4"/>
          <table:table-cell table:style-name="ce220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76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ssessment of Course Integrations (Weight=5%)</text:p>
          </table:table-cell>
          <table:table-cell table:style-name="ce96" table:content-validation-name="val1" office:value-type="string" calcext:value-type="string">
            <text:p>[Phys. Dept., ICS Dept.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23];[.F23];Holidays)" office:value-type="float" office:value="38" calcext:value-type="float">
            <text:p>38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78" table:content-validation-name="val1" table:formula="of:=SUMPRODUCT([.G24:.G29];[.E24:.E29])/SUM([.E24:.E29])" office:value-type="percentage" office:value="0" calcext:value-type="percentage">
            <text:p>0%</text:p>
          </table:table-cell>
          <table:table-cell table:style-name="ce168" table:content-validation-name="val1" table:formula="of:=[.E23]" office:value-type="float" office:value="38" calcext:value-type="float">
            <text:p>38</text:p>
          </table:table-cell>
          <table:table-cell table:style-name="ce168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68" table:content-validation-name="val1" table:formula="of:=[.H23]-[.I23]" office:value-type="float" office:value="38" calcext:value-type="float">
            <text:p>38</text:p>
          </table:table-cell>
          <table:table-cell table:style-name="ce168" table:content-validation-name="val1" table:formula="of:=IF(ISNUMBER([.F23]);[.F23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9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5];[.F2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11" calcext:value-type="float">
            <text:p>11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11" calcext:value-type="float">
            <text:p>11</text:p>
          </table:table-cell>
          <table:table-cell table:style-name="ce170" table:content-validation-name="val1" table:formula="of:=IF(ISNUMBER([.F25]);[.F25]-TODAY();&quot;&quot;)" office:value-type="float" office:value="1492" calcext:value-type="float">
            <text:p>1492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121" table:content-validation-name="val1" table:formula="of:=NETWORKDAYS([.D26];[.F26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12" calcext:value-type="float">
            <text:p>12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2" calcext:value-type="float">
            <text:p>12</text:p>
          </table:table-cell>
          <table:table-cell table:style-name="ce170" table:content-validation-name="val1" table:formula="of:=IF(ISNUMBER([.F26]);[.F26]-TODAY();&quot;&quot;)" office:value-type="float" office:value="1509" calcext:value-type="float">
            <text:p>1509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79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121" table:content-validation-name="val1" table:formula="of:=NETWORKDAYS([.D28];[.F28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10" calcext:value-type="float">
            <text:p>10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style-name="ce170" table:content-validation-name="val1" table:formula="of:=IF(ISNUMBER([.F28]);[.F28]-TODAY();&quot;&quot;)" office:value-type="float" office:value="1523" calcext:value-type="float">
            <text:p>1523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121" table:content-validation-name="val1" table:formula="of:=NETWORKDAYS([.D29];[.F29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6" calcext:value-type="float">
            <text:p>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6" calcext:value-type="float">
            <text:p>6</text:p>
          </table:table-cell>
          <table:table-cell table:style-name="ce170" table:content-validation-name="val1" table:formula="of:=IF(ISNUMBER([.F29]);[.F29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7,8 (Weight=20%)</text:p>
          </table:table-cell>
          <table:table-cell table:style-name="ce96" table:content-validation-name="val1" office:value-type="string" calcext:value-type="string">
            <text:p>[Prof. Hanson, Undergraduates 3,6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81" table:content-validation-name="val1" table:formula="of:=SUMPRODUCT([.G32:.G41];[.E32:.E41])/SUM([.E32:.E41])" office:value-type="percentage" office:value="0" calcext:value-type="percentage">
            <text:p>0%</text:p>
          </table:table-cell>
          <table:table-cell table:style-name="ce168" table:content-validation-name="val1" table:formula="of:=[.E31]" office:value-type="float" office:value="168" calcext:value-type="float">
            <text:p>168</text:p>
          </table:table-cell>
          <table:table-cell table:style-name="ce168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68" calcext:value-type="float">
            <text:p>168</text:p>
          </table:table-cell>
          <table:table-cell table:style-name="ce168" table:content-validation-name="val1" table:formula="of:=IF(ISNUMBER([.F31]);[.F31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 with solar charging and TX/RX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2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drone researcher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33];[.F33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30" calcext:value-type="float">
            <text:p>30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30" calcext:value-type="float">
            <text:p>30</text:p>
          </table:table-cell>
          <table:table-cell table:style-name="ce170" table:content-validation-name="val1" table:formula="of:=IF(ISNUMBER([.F33]);[.F33]-TODAY();&quot;&quot;)" office:value-type="float" office:value="1570" calcext:value-type="float">
            <text:p>1570</text:p>
          </table:table-cell>
          <table:table-cell table:style-name="ce164" table:content-validation-name="val1"/>
          <table:table-cell/>
          <table:table-cell table:style-name="ce181" table:number-columns-repeated="3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drone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34];[.F34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30" calcext:value-type="float">
            <text:p>30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30" calcext:value-type="float">
            <text:p>30</text:p>
          </table:table-cell>
          <table:table-cell table:style-name="ce170" table:content-validation-name="val1" table:formula="of:=IF(ISNUMBER([.F34]);[.F34]-TODAY();&quot;&quot;)" office:value-type="float" office:value="1570" calcext:value-type="float">
            <text:p>1570</text:p>
          </table:table-cell>
          <table:table-cell table:style-name="ce164" table:content-validation-name="val1"/>
          <table:table-cell/>
          <table:table-cell table:style-name="ce181" table:number-columns-repeated="3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integration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35];[.F35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28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88" calcext:value-type="float">
            <text:p>88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88" calcext:value-type="float">
            <text:p>88</text:p>
          </table:table-cell>
          <table:table-cell table:style-name="ce170" table:content-validation-name="val1" table:formula="of:=IF(ISNUMBER([.F35]);[.F35]-TODAY();&quot;&quot;)" office:value-type="float" office:value="1676" calcext:value-type="float">
            <text:p>1676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5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X/RX integration with CReSIS collaboration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6];[.F3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4-15" calcext:value-type="date">
            <text:p>15-Apr-2028</text:p>
          </table:table-cell>
          <table:table-cell table:style-name="ce28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65" calcext:value-type="float">
            <text:p>6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65" calcext:value-type="float">
            <text:p>65</text:p>
          </table:table-cell>
          <table:table-cell table:style-name="ce170" table:content-validation-name="val1" table:formula="of:=IF(ISNUMBER([.F36]);[.F36]-TODAY();&quot;&quot;)" office:value-type="float" office:value="1767" calcext:value-type="float">
            <text:p>1767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4"/>
          <table:table-cell table:number-columns-repeated="23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Field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2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7]);[.F3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ampus flight tests</text:p>
          </table:table-cell>
          <table:table-cell table:style-name="ce91" table:content-validation-name="val1" office:value-type="string" calcext:value-type="string">
            <text:p>[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8];[.F3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22" calcext:value-type="float">
            <text:p>22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22" calcext:value-type="float">
            <text:p>22</text:p>
          </table:table-cell>
          <table:table-cell table:style-name="ce170" table:content-validation-name="val1" table:formula="of:=IF(ISNUMBER([.F38]);[.F38]-TODAY();&quot;&quot;)" office:value-type="float" office:value="1707" calcext:value-type="float">
            <text:p>1707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X/RX test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9];[.F3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2" calcext:value-type="float">
            <text:p>22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2" calcext:value-type="float">
            <text:p>22</text:p>
          </table:table-cell>
          <table:table-cell table:style-name="ce170" table:content-validation-name="val1" table:formula="of:=IF(ISNUMBER([.F39]);[.F39]-TODAY();&quot;&quot;)" office:value-type="float" office:value="1707" calcext:value-type="float">
            <text:p>1707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mote field test site selec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40];[.F40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2" calcext:value-type="float">
            <text:p>22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2" calcext:value-type="float">
            <text:p>22</text:p>
          </table:table-cell>
          <table:table-cell table:style-name="ce170" table:content-validation-name="val1" table:formula="of:=IF(ISNUMBER([.F40]);[.F40]-TODAY();&quot;&quot;)" office:value-type="float" office:value="1707" calcext:value-type="float">
            <text:p>1707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Final field tests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121" table:content-validation-name="val1" table:formula="of:=NETWORKDAYS([.D41];[.F41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8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65" calcext:value-type="float">
            <text:p>65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65" calcext:value-type="float">
            <text:p>65</text:p>
          </table:table-cell>
          <table:table-cell table:style-name="ce170" table:content-validation-name="val1" table:formula="of:=IF(ISNUMBER([.F41]);[.F41]-TODAY();&quot;&quot;)" office:value-type="float" office:value="1797" calcext:value-type="float">
            <text:p>1797</text:p>
          </table:table-cell>
          <table:table-cell table:style-name="ce164" table:content-validation-name="val1"/>
          <table:table-cell table:number-columns-repeated="7"/>
          <table:table-cell table:style-name="ce181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2]);[.F4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3];[.F43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84" table:content-validation-name="val1" table:formula="of:=SUMPRODUCT([.G44:.G57];[.E44:.E57])/SUM([.E44:.E57])" office:value-type="percentage" office:value="0" calcext:value-type="percentage">
            <text:p>0%</text:p>
          </table:table-cell>
          <table:table-cell table:style-name="ce168" table:content-validation-name="val1" table:formula="of:=[.E43]" office:value-type="float" office:value="202" calcext:value-type="float">
            <text:p>202</text:p>
          </table:table-cell>
          <table:table-cell table:style-name="ce168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68" table:content-validation-name="val1" table:formula="of:=[.H43]-[.I43]" office:value-type="float" office:value="202" calcext:value-type="float">
            <text:p>202</text:p>
          </table:table-cell>
          <table:table-cell table:style-name="ce168" table:content-validation-name="val1" table:formula="of:=IF(ISNUMBER([.F43]);[.F43]-TODAY();&quot;&quot;)" office:value-type="float" office:value="1478" calcext:value-type="float">
            <text:p>1478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5" table:content-validation-name="val1"/>
          <table:table-cell table:style-name="ce169" table:content-validation-name="val1"/>
          <table:table-cell table:style-name="ce169" table:content-validation-name="val1" table:formula="of:=IF(ISNUMBER([.E44]);ROUNDDOWN([.E44]*[.G4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5];[.F4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" calcext:value-type="float">
            <text:p>7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" calcext:value-type="float">
            <text:p>7</text:p>
          </table:table-cell>
          <table:table-cell table:style-name="ce170" table:content-validation-name="val1" table:formula="of:=IF(ISNUMBER([.F45]);[.F45]-TODAY();&quot;&quot;)" office:value-type="float" office:value="1175" calcext:value-type="float">
            <text:p>1175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6];[.F46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8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23" calcext:value-type="float">
            <text:p>23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23" calcext:value-type="float">
            <text:p>23</text:p>
          </table:table-cell>
          <table:table-cell table:style-name="ce170" table:content-validation-name="val1" table:formula="of:=IF(ISNUMBER([.F46]);[.F46]-TODAY();&quot;&quot;)" office:value-type="float" office:value="1205" calcext:value-type="float">
            <text:p>1205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7];[.F47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54" calcext:value-type="float">
            <text:p>54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54" calcext:value-type="float">
            <text:p>54</text:p>
          </table:table-cell>
          <table:table-cell table:style-name="ce170" table:content-validation-name="val1" table:formula="of:=IF(ISNUMBER([.F47]);[.F47]-TODAY();&quot;&quot;)" office:value-type="float" office:value="1280" calcext:value-type="float">
            <text:p>1280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22" calcext:value-type="float">
            <text:p>22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22" calcext:value-type="float">
            <text:p>22</text:p>
          </table:table-cell>
          <table:table-cell table:style-name="ce170" table:content-validation-name="val1" table:formula="of:=IF(ISNUMBER([.F49]);[.F49]-TODAY();&quot;&quot;)" office:value-type="float" office:value="1236" calcext:value-type="float">
            <text:p>1236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0];[.F50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0]" office:value-type="float" office:value="32" calcext:value-type="float">
            <text:p>32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32" calcext:value-type="float">
            <text:p>32</text:p>
          </table:table-cell>
          <table:table-cell table:style-name="ce170" table:content-validation-name="val1" table:formula="of:=IF(ISNUMBER([.F50]);[.F50]-TODAY();&quot;&quot;)" office:value-type="float" office:value="1280" calcext:value-type="float">
            <text:p>1280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88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2];[.F5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24" calcext:value-type="float">
            <text:p>24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24" calcext:value-type="float">
            <text:p>24</text:p>
          </table:table-cell>
          <table:table-cell table:style-name="ce170" table:content-validation-name="val1" table:formula="of:=IF(ISNUMBER([.F52]);[.F52]-TODAY();&quot;&quot;)" office:value-type="float" office:value="1311" calcext:value-type="float">
            <text:p>131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3];[.F5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3]" office:value-type="float" office:value="22" calcext:value-type="float">
            <text:p>22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22" calcext:value-type="float">
            <text:p>22</text:p>
          </table:table-cell>
          <table:table-cell table:style-name="ce170" table:content-validation-name="val1" table:formula="of:=IF(ISNUMBER([.F53]);[.F53]-TODAY();&quot;&quot;)" office:value-type="float" office:value="1342" calcext:value-type="float">
            <text:p>1342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4];[.F54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65" calcext:value-type="float">
            <text:p>65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65" calcext:value-type="float">
            <text:p>65</text:p>
          </table:table-cell>
          <table:table-cell table:style-name="ce170" table:content-validation-name="val1" table:formula="of:=IF(ISNUMBER([.F54]);[.F54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8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6];[.F56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86" calcext:value-type="float">
            <text:p>86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86" calcext:value-type="float">
            <text:p>86</text:p>
          </table:table-cell>
          <table:table-cell table:style-name="ce170" table:content-validation-name="val1" table:formula="of:=IF(ISNUMBER([.F56]);[.F56]-TODAY();&quot;&quot;)" office:value-type="float" office:value="1431" calcext:value-type="float">
            <text:p>143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7];[.F57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8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7]" office:value-type="float" office:value="34" calcext:value-type="float">
            <text:p>34</text:p>
          </table:table-cell>
          <table:table-cell table:style-name="ce169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70" table:content-validation-name="val1" table:formula="of:=[.H57]-[.I57]" office:value-type="float" office:value="34" calcext:value-type="float">
            <text:p>34</text:p>
          </table:table-cell>
          <table:table-cell table:style-name="ce170" table:content-validation-name="val1" table:formula="of:=IF(ISNUMBER([.F57]);[.F57]-TODAY();&quot;&quot;)" office:value-type="float" office:value="1478" calcext:value-type="float">
            <text:p>1478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59];[.F59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89" table:content-validation-name="val1" table:formula="of:=SUMPRODUCT([.G60:.G66];[.E60:.E66])/SUM([.E60:.E66])" office:value-type="percentage" office:value="0" calcext:value-type="percentage">
            <text:p>0%</text:p>
          </table:table-cell>
          <table:table-cell table:style-name="ce168" table:content-validation-name="val1" table:formula="of:=[.E59]" office:value-type="float" office:value="71" calcext:value-type="float">
            <text:p>71</text:p>
          </table:table-cell>
          <table:table-cell table:style-name="ce168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68" table:content-validation-name="val1" table:formula="of:=[.H59]-[.I59]" office:value-type="float" office:value="71" calcext:value-type="float">
            <text:p>71</text:p>
          </table:table-cell>
          <table:table-cell table:style-name="ce168" table:content-validation-name="val1" table:formula="of:=IF(ISNUMBER([.F59]);[.F59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0]);[.F6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1];[.F61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12" calcext:value-type="float">
            <text:p>12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12" calcext:value-type="float">
            <text:p>12</text:p>
          </table:table-cell>
          <table:table-cell table:style-name="ce170" table:content-validation-name="val1" table:formula="of:=IF(ISNUMBER([.F61]);[.F61]-TODAY();&quot;&quot;)" office:value-type="float" office:value="1448" calcext:value-type="float">
            <text:p>1448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2];[.F62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11" calcext:value-type="float">
            <text:p>1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11" calcext:value-type="float">
            <text:p>11</text:p>
          </table:table-cell>
          <table:table-cell table:style-name="ce170" table:content-validation-name="val1" table:formula="of:=IF(ISNUMBER([.F62]);[.F62]-TODAY();&quot;&quot;)" office:value-type="float" office:value="1462" calcext:value-type="float">
            <text:p>1462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3];[.F63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50" calcext:value-type="float">
            <text:p>50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50" calcext:value-type="float">
            <text:p>50</text:p>
          </table:table-cell>
          <table:table-cell table:style-name="ce170" table:content-validation-name="val1" table:formula="of:=IF(ISNUMBER([.F63]);[.F63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9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4]);[.F6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5];[.F6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9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2" calcext:value-type="float">
            <text:p>12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2" calcext:value-type="float">
            <text:p>12</text:p>
          </table:table-cell>
          <table:table-cell table:style-name="ce170" table:content-validation-name="val1" table:formula="of:=IF(ISNUMBER([.F65]);[.F65]-TODAY();&quot;&quot;)" office:value-type="float" office:value="1448" calcext:value-type="float">
            <text:p>1448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6];[.F66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60" calcext:value-type="float">
            <text:p>6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60" calcext:value-type="float">
            <text:p>60</text:p>
          </table:table-cell>
          <table:table-cell table:style-name="ce170" table:content-validation-name="val1" table:formula="of:=IF(ISNUMBER([.F66]);[.F66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7]);[.F67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8];[.F68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93" table:content-validation-name="val1" table:formula="of:=SUMPRODUCT([.G69:.G72];[.E69:.E72])/SUM([.E69:.E72])" office:value-type="percentage" office:value="0" calcext:value-type="percentage">
            <text:p>0%</text:p>
          </table:table-cell>
          <table:table-cell table:style-name="ce168" table:content-validation-name="val1" table:formula="of:=[.E68]" office:value-type="float" office:value="71" calcext:value-type="float">
            <text:p>71</text:p>
          </table:table-cell>
          <table:table-cell table:style-name="ce168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68" table:content-validation-name="val1" table:formula="of:=[.H68]-[.I68]" office:value-type="float" office:value="71" calcext:value-type="float">
            <text:p>71</text:p>
          </table:table-cell>
          <table:table-cell table:style-name="ce168" table:content-validation-name="val1" table:formula="of:=IF(ISNUMBER([.F68]);[.F68]-TODAY();&quot;&quot;)" office:value-type="float" office:value="1531" calcext:value-type="float">
            <text:p>1531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4" table:content-validation-name="val1"/>
          <table:table-cell table:style-name="ce169" table:content-validation-name="val1"/>
          <table:table-cell table:style-name="ce169" table:content-validation-name="val1" table:formula="of:=IF(ISNUMBER([.E69]);ROUNDDOWN([.E69]*[.G69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0];[.F70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72" calcext:value-type="float">
            <text:p>72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72" calcext:value-type="float">
            <text:p>72</text:p>
          </table:table-cell>
          <table:table-cell table:style-name="ce170" table:content-validation-name="val1" table:formula="of:=IF(ISNUMBER([.F70]);[.F70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1];[.F71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72" calcext:value-type="float">
            <text:p>72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72" calcext:value-type="float">
            <text:p>72</text:p>
          </table:table-cell>
          <table:table-cell table:style-name="ce170" table:content-validation-name="val1" table:formula="of:=IF(ISNUMBER([.F71]);[.F71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2];[.F72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2" calcext:value-type="float">
            <text:p>72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2" calcext:value-type="float">
            <text:p>72</text:p>
          </table:table-cell>
          <table:table-cell table:style-name="ce170" table:content-validation-name="val1" table:formula="of:=IF(ISNUMBER([.F72]);[.F72]-TODAY();&quot;&quot;)" office:value-type="float" office:value="801" calcext:value-type="float">
            <text:p>801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4.G14:Sheet4.G22 Sheet4.F3:Sheet4.F3 Sheet4.G12:Sheet4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3:Sheet4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23:Sheet4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0:Sheet4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31:Sheet4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66:Sheet4.G66 Sheet4.G59:Sheet4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68:Sheet4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65:Sheet4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2:Sheet4.G57 Sheet4.G43:Sheet4.G45 Sheet4.G47:Sheet4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1:Sheet4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6:Sheet4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1:Sheet4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62">
      <number:day/>
      <number:text>-</number:text>
      <number:month number:textual="true"/>
    </number:date-style>
    <number:date-style style:name="N161">
      <number:day/>
      <number:text>-</number:text>
      <number:month number:textual="true"/>
      <number:text>-</number:text>
      <number:year/>
    </number:date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6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date-style style:name="N149">
      <number:month number:textual="true"/>
      <number:text>-</number:text>
      <number:year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35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63">
      <number:minutes number:style="long"/>
      <number:text>:</number:text>
      <number:seconds number:style="long" number:decimal-places="1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58"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textual="true"/>
      <number:text>-</number:text>
      <number:year number:style="long"/>
    </number:date-style>
    <number:time-style style:name="N157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/>
      <number:text>/</number:text>
      <number:day/>
      <number:text>/</number:text>
      <number:year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14T17:02:37.974575741</dc:date>
    <meta:editing-cycles>574</meta:editing-cycles>
    <meta:editing-duration>P1DT8H39M41S</meta:editing-duration>
    <meta:generator>LibreOffice/7.3.7.2$Linux_X86_64 LibreOffice_project/30$Build-2</meta:generator>
    <meta:document-statistic meta:table-count="4" meta:cell-count="2144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